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1.9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346in solid #000000" fo:border-right="none" fo:border-top="0.0346in solid #000000" style:vertical-align="top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</style:style>
    <style:style style:name="ce11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none" style:vertical-align="top"/>
      <style:paragraph-properties fo:text-align="start"/>
    </style:style>
    <style:style style:name="ce12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style:text-align-source="fix" style:repeat-content="false" fo:wrap-option="wrap" fo:border-left="0.0346in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non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 style:vertical-align="top"/>
      <style:paragraph-properties fo:text-align="start"/>
    </style:style>
    <style:style style:name="ce6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0.0346in solid #000000" style:vertical-align="top"/>
      <style:paragraph-properties fo:text-align="start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</office:automatic-styles>
  <office:body>
    <office:spreadsheet>
      <table:table table:name="Character Shee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18" table:default-cell-style-name="ce4"/>
        <table:table-column table:style-name="co4" table:default-cell-style-name="ce12"/>
        <table:table-row table:style-name="ro1">
          <table:table-cell table:style-name="ce1" office:value-type="string">
            <text:p>Name:</text:p>
          </table:table-cell>
          <table:table-cell table:style-name="ce5" table:number-columns-repeated="2"/>
          <table:table-cell table:style-name="ce7" office:value-type="string">
            <text:p>Movement: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>
            <text:p>Race:</text:p>
          </table:table-cell>
          <table:table-cell table:number-columns-repeated="2"/>
          <table:table-cell table:style-name="ce8" office:value-type="string">
            <text:p>Actions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Affinities:</text:p>
          </table:table-cell>
          <table:table-cell table:number-columns-repeated="2"/>
          <table:table-cell table:style-name="ce8" office:value-type="string">
            <text:p>Health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Size:</text:p>
          </table:table-cell>
          <table:table-cell table:number-columns-repeated="2"/>
          <table:table-cell table:style-name="ce8" office:value-type="string">
            <text:p>Mana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Mount:</text:p>
          </table:table-cell>
          <table:table-cell table:number-columns-repeated="2"/>
          <table:table-cell table:style-name="ce8" office:value-type="string">
            <text:p>Mount Size: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Racial Trait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raits:</text:p>
          </table:table-cell>
          <table:table-cell table:style-name="Default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Action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2" table:number-rows-repeated="2">
          <table:table-cell table:style-name="ce2"/>
          <table:table-cell table:number-columns-repeated="3"/>
          <table:table-cell table:style-name="ce10"/>
          <table:table-cell table:number-columns-repeated="1019"/>
        </table:table-row>
        <table:table-row table:style-name="ro3">
          <table:table-cell table:style-name="ce2" office:value-type="string">
            <text:p>Mana Actions: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2">
          <table:table-cell table:style-name="ce3"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cial Traits" table:style-name="ta1" table:print="false">
        <office:forms form:automatic-focus="false" form:apply-design-mode="false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4" table:number-columns-repeated="1020" table:default-cell-style-name="ce4"/>
        <table:table-row table:style-name="ro1">
          <table:table-cell table:style-name="ce18" office:value-type="string">
            <text:p>Size</text:p>
          </table:table-cell>
          <table:table-cell table:style-name="ce18" office:value-type="string">
            <text:p>Races</text:p>
          </table:table-cell>
          <table:table-cell table:style-name="ce18" office:value-type="string">
            <text:p>Traits</text:p>
          </table:table-cell>
          <table:table-cell table:style-name="ce18" office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Alicorn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Animal Form</text:p>
          </table:table-cell>
          <table:table-cell office:value-type="string">
            <text:p>Beserk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Arachne</text:p>
          </table:table-cell>
          <table:table-cell office:value-type="string">
            <text:p>Immune: Poison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Bear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Cecaelia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Celestian</text:p>
          </table:table-cell>
          <table:table-cell office:value-type="string">
            <text:p>Fly, Choose Form, Consume</text:p>
          </table:table-cell>
          <table:table-cell office:value-type="string">
            <text:p>Fly above terrain and enemies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Centaur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Chimera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Demon</text:p>
          </table:table-cell>
          <table:table-cell office:value-type="string">
            <text:p>Choose Form, Consume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Fey</text:p>
          </table:table-cell>
          <table:table-cell office:value-type="string">
            <text:p>Fly, Choose Form, Consume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Horse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Kinoshroom</text:p>
          </table:table-cell>
          <table:table-cell office:value-type="string">
            <text:p>Fertilizer, Sporific, Spongy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Kobold</text:p>
          </table:table-cell>
          <table:table-cell office:value-type="string">
            <text:p>Mob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Magical Construct</text:p>
          </table:table-cell>
          <table:table-cell office:value-type="string">
            <text:p>Fueled by Magic</text:p>
          </table:table-cell>
          <table:table-cell office:value-type="string">
            <text:p>Must recharge magic regularly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Mechanical Construct</text:p>
          </table:table-cell>
          <table:table-cell office:value-type="string">
            <text:p>Soulless</text:p>
          </table:table-cell>
          <table:table-cell office:value-type="string">
            <text:p>Cannot use potions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Ogre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Orc</text:p>
          </table:table-cell>
          <table:table-cell office:value-type="string">
            <text:p>Beserk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Pegasus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Squid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Treant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Troll</text:p>
          </table:table-cell>
          <table:table-cell office:value-type="string">
            <text:p>Tough</text:p>
          </table:table-cell>
          <table:table-cell office:value-type="string">
            <text:p>Gain 1 Health per round</text:p>
          </table:table-cell>
          <table:table-cell table:number-columns-repeated="1020"/>
        </table:table-row>
        <table:table-row table:style-name="ro1">
          <table:table-cell office:value-type="string">
            <text:p>Large</text:p>
          </table:table-cell>
          <table:table-cell office:value-type="string">
            <text:p>Undead: Ghost</text:p>
          </table:table-cell>
          <table:table-cell office:value-type="string">
            <text:p>Incorporeal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Undead: Skeleton</text:p>
          </table:table-cell>
          <table:table-cell table:number-columns-repeated="1022"/>
        </table:table-row>
        <table:table-row table:style-name="ro1">
          <table:table-cell office:value-type="string">
            <text:p>Large</text:p>
          </table:table-cell>
          <table:table-cell office:value-type="string">
            <text:p>Undead: Zombie</text:p>
          </table:table-cell>
          <table:table-cell office:value-type="string">
            <text:p>Corpse Stench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Large</text:p>
          </table:table-cell>
          <table:table-cell office:value-type="string">
            <text:p>Warg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Alicorn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Cecaelia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Celestian</text:p>
          </table:table-cell>
          <table:table-cell office:value-type="string">
            <text:p>Fly, Choose Form, Consume</text:p>
          </table:table-cell>
          <table:table-cell office:value-type="string">
            <text:p>Fly above terrain and enemies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Chimera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Construct</text:p>
          </table:table-cell>
          <table:table-cell office:value-type="string">
            <text:p>Fixabl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Dark Celestian</text:p>
          </table:table-cell>
          <table:table-cell office:value-type="string">
            <text:p>Choose Form, Consum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Demon</text:p>
          </table:table-cell>
          <table:table-cell office:value-type="string">
            <text:p>Consume, Choose Form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Dwarf</text:p>
          </table:table-cell>
          <table:table-cell office:value-type="string">
            <text:p>Hearty</text:p>
          </table:table-cell>
          <table:table-cell office:value-type="string">
            <text:p>+1 Health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Elf</text:p>
          </table:table-cell>
          <table:table-cell office:value-type="string">
            <text:p>Sense Magic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Fennek</text:p>
          </table:table-cell>
          <table:table-cell office:value-type="string">
            <text:p>Surefoot</text:p>
          </table:table-cell>
          <table:table-cell office:value-type="string">
            <text:p>Ignore difficult terrain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Fey</text:p>
          </table:table-cell>
          <table:table-cell office:value-type="string">
            <text:p>Fly, Choose Form, Consum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Freyjan</text:p>
          </table:table-cell>
          <table:table-cell office:value-type="string">
            <text:p>9 Lives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Frog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Human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Inu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Kinoshroom</text:p>
          </table:table-cell>
          <table:table-cell office:value-type="string">
            <text:p>Fertilizer, Sporific, Spongy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Kitsune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Mob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Magical Construct</text:p>
          </table:table-cell>
          <table:table-cell office:value-type="string">
            <text:p>Fueled by Magic</text:p>
          </table:table-cell>
          <table:table-cell office:value-type="string">
            <text:p>Must recharge magic regularly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Maleeach</text:p>
          </table:table-cell>
          <table:table-cell office:value-type="string">
            <text:p>Fly, Consume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Mechanical Construct</text:p>
          </table:table-cell>
          <table:table-cell office:value-type="string">
            <text:p>Soulless</text:p>
          </table:table-cell>
          <table:table-cell office:value-type="string">
            <text:p>Cannot use potions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Nagani</text:p>
          </table:table-cell>
          <table:table-cell office:value-type="string">
            <text:p>Immune: Poison</text:p>
          </table:table-cell>
          <table:table-cell table:number-columns-repeated="1021"/>
        </table:table-row>
        <table:table-row table:style-name="ro3">
          <table:table-cell office:value-type="string">
            <text:p>Small</text:p>
          </table:table-cell>
          <table:table-cell office:value-type="string">
            <text:p>Neried</text:p>
          </table:table-cell>
          <table:table-cell office:value-type="string">
            <text:p>Water Breathing</text:p>
          </table:table-cell>
          <table:table-cell office:value-type="string">
            <text:p>Ability to breathe / remain underwater for an extend period of time.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Ondori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Orc</text:p>
          </table:table-cell>
          <table:table-cell office:value-type="string">
            <text:p>Beserk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Pegasus</text:p>
          </table:table-cell>
          <table:table-cell office:value-type="string">
            <text:p>Fly, 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Pony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Seraph</text:p>
          </table:table-cell>
          <table:table-cell table:style-name="ce19" office:value-type="string">
            <text:p>Fly, Choose Form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Squid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Tengu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Troll</text:p>
          </table:table-cell>
          <table:table-cell office:value-type="string">
            <text:p>Tough</text:p>
          </table:table-cell>
          <table:table-cell office:value-type="string">
            <text:p>Gain 1 Health per round</text:p>
          </table:table-cell>
          <table:table-cell table:number-columns-repeated="1020"/>
        </table:table-row>
        <table:table-row table:style-name="ro1">
          <table:table-cell office:value-type="string">
            <text:p>Small</text:p>
          </table:table-cell>
          <table:table-cell office:value-type="string">
            <text:p>Turtle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Undead: Ghost</text:p>
          </table:table-cell>
          <table:table-cell office:value-type="string">
            <text:p>Incorporeal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Undead: Skeleton</text:p>
          </table:table-cell>
          <table:table-cell table:number-columns-repeated="1022"/>
        </table:table-row>
        <table:table-row table:style-name="ro1">
          <table:table-cell office:value-type="string">
            <text:p>Small</text:p>
          </table:table-cell>
          <table:table-cell office:value-type="string">
            <text:p>Undead: Zombie</text:p>
          </table:table-cell>
          <table:table-cell office:value-type="string">
            <text:p>Corpse Stench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Small</text:p>
          </table:table-cell>
          <table:table-cell office:value-type="string">
            <text:p>Warg</text:p>
          </table:table-cell>
          <table:table-cell office:value-type="string">
            <text:p>Surefoot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Chimera</text:p>
          </table:table-cell>
          <table:table-cell table:number-columns-repeated="1022"/>
        </table:table-row>
        <table:table-row table:style-name="ro1">
          <table:table-cell office:value-type="string">
            <text:p>Tiny</text:p>
          </table:table-cell>
          <table:table-cell office:value-type="string">
            <text:p>Crab</text:p>
          </table:table-cell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Fey</text:p>
          </table:table-cell>
          <table:table-cell office:value-type="string">
            <text:p>Fly, Choose Form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Kinoshroom</text:p>
          </table:table-cell>
          <table:table-cell office:value-type="string">
            <text:p>Fertilizer, Sporific, Spongy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Kitsune</text:p>
          </table:table-cell>
          <table:table-cell office:value-type="string">
            <text:p>Sidestep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Toad</text:p>
          </table:table-cell>
          <table:table-cell office:value-type="string">
            <text:p>Sticky Tongue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Undead: Ghost</text:p>
          </table:table-cell>
          <table:table-cell office:value-type="string">
            <text:p>Incorporeal</text:p>
          </table:table-cell>
          <table:table-cell table:number-columns-repeated="1021"/>
        </table:table-row>
        <table:table-row table:style-name="ro1">
          <table:table-cell office:value-type="string">
            <text:p>Tiny</text:p>
          </table:table-cell>
          <table:table-cell office:value-type="string">
            <text:p>Undead: Skeleton</text:p>
          </table:table-cell>
          <table:table-cell table:number-columns-repeated="1022"/>
        </table:table-row>
        <table:table-row table:style-name="ro1">
          <table:table-cell office:value-type="string">
            <text:p>Tiny</text:p>
          </table:table-cell>
          <table:table-cell office:value-type="string">
            <text:p>Undead: Zombie</text:p>
          </table:table-cell>
          <table:table-cell office:value-type="string">
            <text:p>Corpse Stench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nt Trait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2">
          <table:table-cell table:style-name="ce13" office:value-type="string">
            <text:p>Size</text:p>
          </table:table-cell>
          <table:table-cell table:style-name="ce13" office:value-type="string">
            <text:p>Mounts</text:p>
          </table:table-cell>
          <table:table-cell table:style-name="ce13" office:value-type="string">
            <text:p>Traits</text:p>
          </table:table-cell>
          <table:table-cell table:style-name="ce13" office:value-type="string">
            <text:p>Description</text:p>
          </table:table-cell>
        </table:table-row>
        <table:table-row table:style-name="ro2">
          <table:table-cell office:value-type="string">
            <text:p>Large</text:p>
          </table:table-cell>
          <table:table-cell office:value-type="string">
            <text:p>Alicorn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Construct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Horse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Pegasus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Raptor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Sea Dragon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Slime</text:p>
          </table:table-cell>
          <table:table-cell table:number-columns-repeated="2"/>
        </table:table-row>
        <table:table-row table:style-name="ro2">
          <table:table-cell office:value-type="string">
            <text:p>Large</text:p>
          </table:table-cell>
          <table:table-cell office:value-type="string">
            <text:p>Spider</text:p>
          </table:table-cell>
          <table:table-cell office:value-type="string">
            <text:p>Webs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Walrus</text:p>
          </table:table-cell>
          <table:table-cell office:value-type="string">
            <text:p>Angry Walrus</text:p>
          </table:table-cell>
          <table:table-cell/>
        </table:table-row>
        <table:table-row table:style-name="ro2">
          <table:table-cell office:value-type="string">
            <text:p>Large</text:p>
          </table:table-cell>
          <table:table-cell office:value-type="string">
            <text:p>Wolf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Alicorn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Bird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Construct</text:p>
          </table:table-cell>
          <table:table-cell office:value-type="string">
            <text:p>Surefoot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Nightmare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Pegasus</text:p>
          </table:table-cell>
          <table:table-cell office:value-type="string">
            <text:p>Fly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Pony</text:p>
          </table:table-cell>
          <table:table-cell table:number-columns-repeated="2"/>
        </table:table-row>
        <table:table-row table:style-name="ro2">
          <table:table-cell office:value-type="string">
            <text:p>Small</text:p>
          </table:table-cell>
          <table:table-cell office:value-type="string">
            <text:p>Slime</text:p>
          </table:table-cell>
          <table:table-cell table:number-columns-repeated="2"/>
        </table:table-row>
        <table:table-row table:style-name="ro2">
          <table:table-cell office:value-type="string">
            <text:p>Small</text:p>
          </table:table-cell>
          <table:table-cell office:value-type="string">
            <text:p>Spider</text:p>
          </table:table-cell>
          <table:table-cell office:value-type="string">
            <text:p>Webs</text:p>
          </table:table-cell>
          <table:table-cell/>
        </table:table-row>
        <table:table-row table:style-name="ro2">
          <table:table-cell office:value-type="string">
            <text:p>Small</text:p>
          </table:table-cell>
          <table:table-cell office:value-type="string">
            <text:p>Unicorn</text:p>
          </table:table-cell>
          <table:table-cell office:value-type="string">
            <text:p>Surefoot</text:p>
          </table:table-cell>
          <table:table-cell/>
        </table:table-row>
      </table:table>
      <table:table table:name="Exampl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1018" table:default-cell-style-name="ce4"/>
        <table:table-column table:style-name="co4" table:default-cell-style-name="ce12"/>
        <table:table-row table:style-name="ro1">
          <table:table-cell table:style-name="ce1" office:value-type="string">
            <text:p>Name:</text:p>
          </table:table-cell>
          <table:table-cell table:style-name="ce5" office:value-type="string">
            <text:p>Wobbit</text:p>
          </table:table-cell>
          <table:table-cell table:style-name="ce5"/>
          <table:table-cell table:style-name="ce7" office:value-type="string">
            <text:p>Movement: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ace:</text:p>
          </table:table-cell>
          <table:table-cell office:value-type="string">
            <text:p>Fennek</text:p>
          </table:table-cell>
          <table:table-cell/>
          <table:table-cell table:style-name="ce8" office:value-type="string">
            <text:p>Actions:</text:p>
          </table:table-cell>
          <table:table-cell table:style-name="ce10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ffinities:</text:p>
          </table:table-cell>
          <table:table-cell office:value-type="string">
            <text:p>Citrine</text:p>
            <text:p>Emerald</text:p>
          </table:table-cell>
          <table:table-cell/>
          <table:table-cell table:style-name="ce8" office:value-type="string">
            <text:p>Health:</text:p>
          </table:table-cell>
          <table:table-cell table:style-name="ce10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ize:</text:p>
          </table:table-cell>
          <table:table-cell office:value-type="string">
            <text:p>Small</text:p>
          </table:table-cell>
          <table:table-cell/>
          <table:table-cell table:style-name="ce8" office:value-type="string">
            <text:p>Mana: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Mount:</text:p>
          </table:table-cell>
          <table:table-cell office:value-type="string">
            <text:p>N/A</text:p>
          </table:table-cell>
          <table:table-cell office:value-type="string">
            <text:p>Augment, Retreat, Perform the Interact basic action and then Retreat.</text:p>
          </table:table-cell>
          <table:table-cell table:style-name="ce8" office:value-type="string">
            <text:p>Mount Size:</text:p>
          </table:table-cell>
          <table:table-cell table:style-name="ce1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acial Traits:</text:p>
          </table:table-cell>
          <table:table-cell office:value-type="string">
            <text:p>Surefoot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raits:</text:p>
          </table:table-cell>
          <table:table-cell table:style-name="Default"/>
          <table:table-cell table:number-columns-repeated="2"/>
          <table:table-cell table:style-name="ce10"/>
          <table:table-cell table:number-columns-repeated="1019"/>
        </table:table-row>
        <table:table-row table:style-name="ro3">
          <table:table-cell table:style-name="ce2" office:value-type="string">
            <text:p>Actions:</text:p>
          </table:table-cell>
          <table:table-cell office:value-type="string">
            <text:p>3 Attack:</text:p>
          </table:table-cell>
          <table:table-cell office:value-type="string">
            <text:p>STR, Range 1, +E, Massive Damage</text:p>
          </table:table-cell>
          <table:table-cell/>
          <table:table-cell table:style-name="ce10"/>
          <table:table-cell table:number-columns-repeated="1019"/>
        </table:table-row>
        <table:table-row table:style-name="ro1">
          <table:table-cell table:style-name="ce2"/>
          <table:table-cell office:value-type="string">
            <text:p>2 Attack:</text:p>
          </table:table-cell>
          <table:table-cell office:value-type="string">
            <text:p>Wave 1, Push 2</text:p>
          </table:table-cell>
          <table:table-cell/>
          <table:table-cell table:style-name="ce10"/>
          <table:table-cell table:number-columns-repeated="1019"/>
        </table:table-row>
        <table:table-row table:style-name="ro4">
          <table:table-cell table:style-name="ce2"/>
          <table:table-cell office:value-type="string">
            <text:p>1 Support:</text:p>
          </table:table-cell>
          <table:table-cell office:value-type="string">
            <text:p>Augment, Retreat, Perform the Interact basic action and then Retreat.</text:p>
          </table:table-cell>
          <table:table-cell/>
          <table:table-cell table:style-name="ce10"/>
          <table:table-cell table:number-columns-repeated="1019"/>
        </table:table-row>
        <table:table-row table:style-name="ro3">
          <table:table-cell table:style-name="ce2" office:value-type="string">
            <text:p>Mana Actions:</text:p>
          </table:table-cell>
          <table:table-cell office:value-type="string">
            <text:p>1 Mana:</text:p>
          </table:table-cell>
          <table:table-cell office:value-type="string">
            <text:p>Augment, Wave 1, Heal 1</text:p>
          </table:table-cell>
          <table:table-cell/>
          <table:table-cell table:style-name="ce10"/>
          <table:table-cell table:number-columns-repeated="1019"/>
        </table:table-row>
        <table:table-row table:style-name="ro2">
          <table:table-cell table:style-name="ce14"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Racial Traits'.A1:'Racial Traits'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2/09/2020</text:date>, <text:time>17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44S</meta:editing-duration>
    <meta:editing-cycles>8</meta:editing-cycles>
    <meta:generator>OpenOffice/4.1.7$Win32 OpenOffice.org_project/417m1$Build-9800</meta:generator>
    <dc:date>2020-02-09T17:12:19.01</dc:date>
    <meta:document-statistic meta:table-count="4" meta:cell-count="335" meta:object-count="0"/>
    <meta:user-defined meta:name="Info 1"/>
    <meta:user-defined meta:name="Info 2"/>
    <meta:user-defined meta:name="Info 3"/>
    <meta:user-defined meta:name="Info 4"/>
  </office:meta>
</office:document-meta>
</file>